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41">
      <style:text-properties fo:font-size="12pt" style:font-size-asian="12pt" style:font-size-complex="12pt"/>
    </style:style>
    <style:style style:name="ce13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0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ogrammed Schedul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giorni</text:p>
          </table:table-cell>
          <table:table-cell office:value-type="string" calcext:value-type="string">
            <text:p>or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B2:.B35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4-2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 ??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zze o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Actual Schedule" table:style-name="ta1">
        <table:table-column table:style-name="co1" table:number-columns-repeated="2" table:default-cell-style-name="ce3"/>
        <table:table-column table:style-name="co2" table:number-columns-repeated="6" table:default-cell-style-name="ce6"/>
        <table:table-column table:style-name="co1" table:visibility="collapse" table:default-cell-style-name="ce3"/>
        <table:table-column table:style-name="co1" table:number-columns-repeated="1015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1" table:number-rows-spanned="3">
            <text:p>Day</text:p>
          </table:table-cell>
          <table:table-cell table:style-name="ce4" office:value-type="string" calcext:value-type="string" table:number-columns-spanned="6" table:number-rows-spanned="1">
            <text:p>Hours</text:p>
          </table:table-cell>
          <table:covered-table-cell table:number-columns-repeated="2" table:style-name="ce4"/>
          <table:covered-table-cell table:number-columns-repeated="3"/>
          <table:table-cell table:number-columns-repeated="2"/>
          <table:table-cell table:style-name="ce13" office:value-type="string" calcext:value-type="string">
            <text:p>Total hours per person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7" office:value-type="string" calcext:value-type="string" table:number-columns-spanned="2" table:number-rows-spanned="1">
            <text:p>Fabri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Vale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Common</text:p>
          </table:table-cell>
          <table:covered-table-cell table:style-name="ce7"/>
          <table:table-cell table:number-columns-repeated="2"/>
          <table:table-cell table:style-name="ce14" table:formula="of:=SUM([.I5:.I30])/2" office:value-type="time" office:time-value="PT02H30M00S" calcext:value-type="time">
            <text:p>02:30</text:p>
          </table:table-cell>
          <table:table-cell table:number-columns-repeated="1013"/>
        </table:table-row>
        <table:table-row table:style-name="ro2">
          <table:table-cell/>
          <table:covered-table-cell/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8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ce10" office:value-type="string" calcext:value-type="string">
            <text:p>Start</text:p>
          </table:table-cell>
          <table:table-cell table:style-name="ce10" office:value-type="string" calcext:value-type="string">
            <text:p>End</text:p>
          </table:table-cell>
          <table:table-cell table:style-name="ce11" table:number-columns-repeated="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3" calcext:value-type="date">
            <text:p>23/10/15</text:p>
          </table:table-cell>
          <table:table-cell table:style-name="ce9" table:number-columns-repeated="4"/>
          <table:table-cell table:style-name="ce9" office:value-type="time" office:time-value="PT13H30M00S" calcext:value-type="time">
            <text:p>13:30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12" table:formula="of:=[.H5]-[.G5]+[.F5]-[.E5]+[.D5]-[.C5]" office:value-type="time" office:time-value="PT04H30M00S" calcext:value-type="time">
            <text:p>04:30:00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5" office:value-type="date" office:date-value="2015-10-24" calcext:value-type="date">
            <text:p>24/10/15</text:p>
          </table:table-cell>
          <table:table-cell table:style-name="ce9" office:value-type="time" office:time-value="PT10H00M00S" calcext:value-type="time">
            <text:p>10:00</text:p>
          </table:table-cell>
          <table:table-cell table:style-name="ce9" office:value-type="time" office:time-value="PT10H30M00S" calcext:value-type="time">
            <text:p>10:30</text:p>
          </table:table-cell>
          <table:table-cell table:style-name="ce9" table:number-columns-repeated="4"/>
          <table:table-cell table:style-name="ce12" table:formula="of:=[.H6]-[.G6]+[.F6]-[.E6]+[.D6]-[.C6]" office:value-type="time" office:time-value="PT00H30M00S" calcext:value-type="time">
            <text:p>00:3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5" calcext:value-type="date">
            <text:p>25/10/15</text:p>
          </table:table-cell>
          <table:table-cell table:style-name="ce9" table:number-columns-repeated="6"/>
          <table:table-cell table:style-name="ce12" table:formula="of:=[.H7]-[.G7]+[.F7]-[.E7]+[.D7]-[.C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6" calcext:value-type="date">
            <text:p>26/10/15</text:p>
          </table:table-cell>
          <table:table-cell table:style-name="ce9" table:number-columns-repeated="6"/>
          <table:table-cell table:style-name="ce12" table:formula="of:=[.H8]-[.G8]+[.F8]-[.E8]+[.D8]-[.C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7" calcext:value-type="date">
            <text:p>27/10/15</text:p>
          </table:table-cell>
          <table:table-cell table:style-name="ce9" table:number-columns-repeated="6"/>
          <table:table-cell table:style-name="ce12" table:formula="of:=[.H9]-[.G9]+[.F9]-[.E9]+[.D9]-[.C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8" calcext:value-type="date">
            <text:p>28/10/15</text:p>
          </table:table-cell>
          <table:table-cell table:style-name="ce9" table:number-columns-repeated="6"/>
          <table:table-cell table:style-name="ce12" table:formula="of:=[.H10]-[.G10]+[.F10]-[.E10]+[.D10]-[.C10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29" calcext:value-type="date">
            <text:p>29/10/15</text:p>
          </table:table-cell>
          <table:table-cell table:style-name="ce9" table:number-columns-repeated="6"/>
          <table:table-cell table:style-name="ce12" table:formula="of:=[.H11]-[.G11]+[.F11]-[.E11]+[.D11]-[.C11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0" calcext:value-type="date">
            <text:p>30/10/15</text:p>
          </table:table-cell>
          <table:table-cell table:style-name="ce9" table:number-columns-repeated="6"/>
          <table:table-cell table:style-name="ce12" table:formula="of:=[.H12]-[.G12]+[.F12]-[.E12]+[.D12]-[.C12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0-31" calcext:value-type="date">
            <text:p>31/10/15</text:p>
          </table:table-cell>
          <table:table-cell table:style-name="ce9" table:number-columns-repeated="6"/>
          <table:table-cell table:style-name="ce12" table:formula="of:=[.H13]-[.G13]+[.F13]-[.E13]+[.D13]-[.C13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1" calcext:value-type="date">
            <text:p>01/11/15</text:p>
          </table:table-cell>
          <table:table-cell table:style-name="ce9" table:number-columns-repeated="6"/>
          <table:table-cell table:style-name="ce12" table:formula="of:=[.H14]-[.G14]+[.F14]-[.E14]+[.D14]-[.C14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2" calcext:value-type="date">
            <text:p>02/11/15</text:p>
          </table:table-cell>
          <table:table-cell table:style-name="ce9" table:number-columns-repeated="6"/>
          <table:table-cell table:style-name="ce12" table:formula="of:=[.H15]-[.G15]+[.F15]-[.E15]+[.D15]-[.C15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3" calcext:value-type="date">
            <text:p>03/11/15</text:p>
          </table:table-cell>
          <table:table-cell table:style-name="ce9" table:number-columns-repeated="6"/>
          <table:table-cell table:style-name="ce12" table:formula="of:=[.H16]-[.G16]+[.F16]-[.E16]+[.D16]-[.C16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4" calcext:value-type="date">
            <text:p>04/11/15</text:p>
          </table:table-cell>
          <table:table-cell table:style-name="ce9" table:number-columns-repeated="6"/>
          <table:table-cell table:style-name="ce12" table:formula="of:=[.H17]-[.G17]+[.F17]-[.E17]+[.D17]-[.C17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5" calcext:value-type="date">
            <text:p>05/11/15</text:p>
          </table:table-cell>
          <table:table-cell table:style-name="ce9" table:number-columns-repeated="6"/>
          <table:table-cell table:style-name="ce12" table:formula="of:=[.H18]-[.G18]+[.F18]-[.E18]+[.D18]-[.C18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date" office:date-value="2015-11-06" calcext:value-type="date">
            <text:p>06/11/15</text:p>
          </table:table-cell>
          <table:table-cell table:style-name="ce9" table:number-columns-repeated="6"/>
          <table:table-cell table:style-name="ce12" table:formula="of:=[.H19]-[.G19]+[.F19]-[.E19]+[.D19]-[.C19]" office:value-type="time" office:time-value="PT00H00M00S" calcext:value-type="time">
            <text:p>00:00:00</text:p>
          </table:table-cell>
          <table:table-cell table:number-columns-repeated="1015"/>
        </table:table-row>
        <table:table-row table:style-name="ro2" table:number-rows-repeated="15">
          <table:table-cell table:number-columns-repeated="2"/>
          <table:table-cell table:style-name="ce9" table:number-columns-repeated="6"/>
          <table:table-cell table:number-columns-repeated="101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 style:data-style-name="N2" text:time-value="10:18:40.653294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3:50:04.574133015</meta:creation-date>
    <dc:date>2015-10-24T10:19:22.019865502</dc:date>
    <meta:editing-duration>PT50M11S</meta:editing-duration>
    <meta:editing-cycles>8</meta:editing-cycles>
    <meta:generator>LibreOffice/4.2.8.2$Linux_x86 LibreOffice_project/420m0$Build-2</meta:generator>
    <meta:document-statistic meta:table-count="2" meta:cell-count="75" meta:object-count="0"/>
  </office:meta>
</office:document-meta>
</file>